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YOUREINTHEQUEUE</text:p>
      <text:p text:style-name="Standard"><text:tab/>When the child already has an active parent the other connected parents that they are in a queue</text:p>
      <text:p text:style-name="Standard"><text:tab/>params:</text:p>
      <text:p text:style-name="Standard"><text:tab/><text:tab/>position: integer;</text:p>
      <text:p text:style-name="Standard"><text:tab/><text:tab/>maxposition: integer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1: UPDATESTATUS</text:p>
      <text:p text:style-name="Standard"><text:tab/>Tells the parent the current status</text:p>
      <text:p text:style-name="Standard"><text:tab/>params:</text:p>
      <text:p text:style-name="P4">currentscanid: integer</text:p>
      <text:p text:style-name="P4">isidle: byteboolean</text:p>
      <text:p text:style-name="P3">totalthreadcount: integer – number of threads total (local threads and the threads of it's children)</text:p>
      <text:p text:style-name="P4">pathsevaluated: qword</text:p>
      <text:p text:style-name="P4">pathspersecond: qword</text:p>
      <text:p text:style-name="P4">localpathqueuecount: integer – pathqueuelength+overflowqueuelength</text:p>
      <text:p text:style-name="P4">queuesize: integer – The number of parents waiting in the queue</text:p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your scanid doesn't match)</text:p>
      <text:p text:style-name="P5"><text:tab/><text:tab/><text:tab/><text:tab/>params: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integer;</text:p>
      <text:p text:style-name="P8">mustEndWithSpecificOffsetList: dword[ mustEndWithSpecificOffsetListSize]</text:p>
      <text:p text:style-name="P7">scandatafilecount: integer</text:p>
      <text:p text:style-name="P7"><text:soft-page-break/>scandata: </text:p>
      <text:p text:style-name="P7"><text:tab/>record [scandatafilecount]</text:p>
      <text:p text:style-name="P7"><text:tab/><text:tab/>addresstofind: qword</text:p>
      <text:p text:style-name="P7"><text:tab/><text:tab/>ismain: byteboolean<text:tab/><text:tab/></text:p>
      <text:p text:style-name="P7"><text:tab/><text:tab/>size: qword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REQUEST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integer</text:p>
      <text:p text:style-name="P4"/>
      <text:p text:style-name="P4"><text:tab/><text:tab/>reply:</text:p>
      <text:p text:style-name="P4"><text:tab/><text:tab/><text:tab/>count: integer</text:p>
      <text:p text:style-name="P4"><text:tab/><text:tab/><text:tab/>pathqueue: pathquelement[count]</text:p>
      <text:p text:style-name="P4"/>
      <text:p text:style-name="P4"><text:tab/>2: RECEIVEPATHS</text:p>
      <text:p text:style-name="P4"><text:tab/><text:tab/>The parent has some paths for you</text:p>
      <text:p text:style-name="P4"><text:tab/><text:tab/>params:</text:p>
      <text:p text:style-name="P4"><text:tab/><text:tab/><text:tab/>count: integer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/>
      <text:p text:style-name="P4"><text:tab/>3: GOKILLYOURSELF</text:p>
      <text:p text:style-name="P4"><text:tab/><text:tab/>The parent is terminating and you should too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Standard"/>
      <text:p text:style-name="Standard">2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<text:soft-page-break/>3: SENDPATHS</text:p>
      <text:p text:style-name="Standard"><text:tab/>Send some pathqueue elements to the parent</text:p>
      <text:p text:style-name="Standard"><text:tab/>params:</text:p>
      <text:p text:style-name="Standard"><text:tab/><text:tab/>count: integer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>4: REQUESTPATHS</text:p>
      <text:p text:style-name="Standard"><text:tab/>Request some paths from the parent</text:p>
      <text:p text:style-name="Standard"><text:tab/>params:</text:p>
      <text:p text:style-name="Standard"><text:tab/><text:tab/>mycount: integer – number of paths the child currently has</text:p>
      <text:p text:style-name="Standard"/>
      <text:p text:style-name="Standard"><text:tab/>reply:</text:p>
      <text:p text:style-name="Standard"><text:tab/><text:tab/>count: integer</text:p>
      <text:p text:style-name="Standard"><text:tab/><text:tab/>paths: pathqueue[count]</text:p>
      <text:p text:style-name="Standard"/>
      <text:p text:style-name="Standard">5: GETCURRENTSCANID</text:p>
      <text:p text:style-name="Standard"><text:tab/>Asks the parent the current scanid</text:p>
      <text:p text:style-name="Standard"/>
      <text:p text:style-name="Standard"><text:tab/>reply:</text:p>
      <text:p text:style-name="Standard"><text:tab/><text:tab/>scanid: integer</text:p>
      <text:p text:style-name="Standard"><text:tab/></text:p>
      <text:p text:style-name="Standard"/>
      <text:p text:style-name="Standard">6: UPLOADRESULTS</text:p>
      <text:p text:style-name="Standard"><text:tab/>Send the current results to the parent</text:p>
      <text:p text:style-name="Standard"><text:tab/>params:</text:p>
      <text:p text:style-name="Standard"><text:tab/><text:tab/>scanid: integer;</text:p>
      <text:p text:style-name="Standard"><text:tab/><text:tab/>streamsize: integer;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</text:p>
      <text:p text:style-name="Standard"/>
      <text:p text:style-name="Standard"/>
      <text:p text:style-name="Standard">6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<text:tab/>result: byte</text:p>
      <text:p text:style-name="Standard"><text:soft-page-break/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09-28T21:27:04.52</dc:date>
    <dc:creator>Eric Heijnen</dc:creator>
    <meta:editing-duration>P2DT22H30M46S</meta:editing-duration>
    <meta:editing-cycles>57</meta:editing-cycles>
    <meta:generator>OpenOffice/4.1.1$Win32 OpenOffice.org_project/411m6$Build-9775</meta:generator>
    <meta:document-statistic meta:table-count="0" meta:image-count="0" meta:object-count="0" meta:page-count="5" meta:paragraph-count="136" meta:word-count="447" meta:character-count="3406"/>
  </office:meta>
</office:document-meta>
</file>